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SupportTests.testServletContextParameter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ContextSupportTests.testServletContextAttributeFactoryBeanWithAttribut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ContextSupportTests.testServletContextAttribute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ContextSupportTests.testServletContextResourcePatternResolverWithUnboundedPatternPa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rvletContextSupportTests.testServletContextResourcePatternResol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letContextSupportTests.testServletContextResourcePatternResolverWithPattern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rvletContextSupportTests.getResourcePaths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ContextSupportTests.testServletContextResourcePatternResolverWithAbsolutePa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ContextSupportTests.testServletContextParameterFactoryBeanWithAttribut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ContextSupportTests.testServletContex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ContextSupportTests.testServletContextAttributeEx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